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>
      <style:paragraph-properties fo:margin-left="1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size="11.5pt" style:font-size-asian="11.5pt" style:font-size-complex="11.5pt" fo:background-color="#ffffff"/>
    </style:style>
    <style:style style:name="T4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><text:span text:style-name="T1">L’offre d’emploi de mes rêves</text:span></text:p>
      <text:p text:style-name="P2"/>
      <text:list xml:id="list2219677289" text:style-name="WWNum1">
        <text:list-item>
          <text:p text:style-name="P3">Développeur Mobile natif et hybride </text:p>
        </text:list-item>
        <text:list-item>
          <text:p text:style-name="P3">Startup ou Entreprise de Service Numériques </text:p>
        </text:list-item>
        <text:list-item>
          <text:p text:style-name="P3">Android :Kotlin/Java et Flutter :Dart </text:p>
        </text:list-item>
        <text:list-item>
          <text:p text:style-name="P3">Diplômé Bac +3/4 <text:s text:c="2"/></text:p>
        </text:list-item>
        <text:list-item>
          <text:p text:style-name="P3"><text:span text:style-name="T3">● Tu es capable de travailler en équipe</text:span></text:p>
        </text:list-item>
        <text:list-item>
          <text:p text:style-name="P3"><text:span text:style-name="T3">● Tu es capable de développer des applications <text:s/>Android</text:span></text:p>
        </text:list-item>
      </text:list>
      <text:p text:style-name="P4"><text:span text:style-name="T3">● Tu possèdes de bonnes connaissances en java/Kotlin pour android et du Framework Flutter /Dart</text:span></text:p>
      <text:p text:style-name="P4"><text:span text:style-name="T3">● Tu es autonome et aime relever les défis.</text:span></text:p>
      <text:p text:style-name="P5"><text:span text:style-name="T3"><text:s text:c="6"/>- <text:s text:c="2"/>Salaire : 40K -45K / an brut ,29K -31K/ an <text:s/>net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9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83" meta:character-count="462" meta:non-whitespace-character-count="378"/>
    <meta:generator>LibreOfficeDev/6.0.5.2$Linux_X86_64 LibreOffice_project/</meta:generator>
  </office:meta>
</office:document-meta>
</file>